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10000006A1039D942D41EE3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lt1" svg:font-family="+mn-lt"/>
    <style:font-face style:name="Arial1" svg:font-family="Arial"/>
    <style:font-face style:name="+mn-cs" svg:font-family="+mn-cs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Right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fit-to-contour="true" fo:min-height="14.155cm" draw:visible-area-left="0cm" draw:visible-area-top="0cm" draw:visible-area-width="5cm" draw:visible-area-height="5cm" draw:ole-draw-aspect="1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Title_20_and_20_Content-notes">
      <style:graphic-properties draw:fill-color="#ffffff" fo:min-height="12.572cm"/>
    </style:style>
    <style:style style:name="pr8" style:family="presentation" style:parent-style-name="Title_20_and_20_Content-title">
      <style:graphic-properties fo:min-height="1.758cm"/>
    </style:style>
    <style:style style:name="pr9" style:family="presentation" style:parent-style-name="Title_20_and_20_Content-notes">
      <style:graphic-properties draw:fill-color="#ffffff" fo:min-height="11.429cm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cm" fo:padding-right="0.254cm" fo:wrap-option="wrap"/>
    </style:style>
    <style:style style:name="P1" style:family="paragraph">
      <style:paragraph-properties fo:margin-top="0cm" fo:margin-bottom="0cm" fo:line-height="90%" fo:text-align="start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top="0cm" fo:margin-bottom="0cm" fo:line-height="100%" fo:text-align="end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.176cm" fo:margin-bottom="0.176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1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.176cm" fo:margin-bottom="0.176cm" fo:line-height="100%" fo:text-align="center" fo:text-indent="0cm" style:writing-mode="lr-tb"/>
    </style:style>
    <style:style style:name="P15" style:family="paragraph">
      <style:paragraph-properties fo:margin-left="0.485cm" fo:margin-right="0cm" fo:margin-top="0.176cm" fo:margin-bottom="0.176cm" fo:line-height="100%" fo:text-align="center" fo:text-indent="-0.484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+mn-lt1" fo:font-size="12pt" fo:letter-spacing="normal" fo:font-style="normal" style:text-underline-style="none" fo:font-weight="normal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ce1126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font-style="normal" style:text-underline-style="none" fo:font-weight="normal" style:font-size-asian="60pt" style:font-style-asian="normal" style:font-weight-asian="normal" style:font-name-complex="Arial1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98d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›">
        <style:list-level-properties text:space-before="0.001cm" text:min-label-width="0.484cm"/>
        <style:text-properties fo:font-family="Arial" style:font-family-generic="swiss" fo:color="#ce11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ce11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484cm"/>
        <style:text-properties fo:color="#ce112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Rectangle 10" presentation:style-name="pr1" draw:text-style-name="P2" draw:layer="layout" svg:width="21.06cm" svg:height="3.002cm" svg:x="3.7cm" svg:y="3.744cm" presentation:class="title" presentation:user-transformed="true">
          <draw:text-box>
            <text:p text:style-name="P1"><text:span text:style-name="T1">Key Elements in a research paper</text:span></text:p>
          </draw:text-box>
        </draw:frame>
        <draw:custom-shape draw:name="Rectangle 13" draw:style-name="gr1" draw:text-style-name="P4" draw:layer="layout" svg:width="15.473cm" svg:height="0.788cm" svg:x="9.485cm" svg:y="13.935cm">
          <text:p text:style-name="P3"><text:span text:style-name="T2">Your Supervisor’s Name</text:span><text:span text:style-name="T3"><text:tab/></text:span><text:span text:style-name="T3"> | Professor in Cloud Computing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" draw:text-style-name="P4" draw:layer="layout" svg:width="15.473cm" svg:height="0.788cm" svg:x="9.485cm" svg:y="14.724cm">
          <text:p text:style-name="P3"><text:span text:style-name="T3">Centre for Distributed and High Performance Computing </text:span></text:p>
          <text:p text:style-name="P3"><text:span text:style-name="T3">School of Information Technologi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" draw:text-style-name="P4" draw:layer="layout" svg:width="15.473cm" svg:height="0.788cm" svg:x="9.485cm" svg:y="13.3cm">
          <text:p text:style-name="P3"><text:span text:style-name="T2">Your Name </text:span><text:span text:style-name="T3"><text:tab/></text:span><text:span text:style-name="T3">| PhD Stud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3" draw:layer="layout" svg:width="12.699cm" svg:height="9.524cm" svg:x="3.175cm" svg:y="1.905cm" draw:page-number="1" presentation:class="page"/>
          <draw:frame draw:name="Notes Placehold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 xml:id="id2" draw:id="id2">
        <draw:frame draw:name="Title 1" presentation:style-name="pr4" draw:text-style-name="P8" draw:layer="layout" svg:width="19.556cm" svg:height="1.758cm" svg:x="5.203cm" svg:y="1.191cm" presentation:class="title" presentation:user-transformed="true">
          <draw:text-box>
            <text:p/>
          </draw:text-box>
        </draw:frame>
        <draw:frame draw:name="Content Placeholder 2" presentation:style-name="pr5" draw:text-style-name="P10" draw:layer="layout" svg:width="24.063cm" svg:height="14.154cm" svg:x="0.697cm" svg:y="3.77cm" presentation:class="outline" presentation:user-transformed="true">
          <draw:text-box>
            <text:p text:style-name="P9"><text:span text:style-name="T5"/></text:p>
            <text:p text:style-name="P9"><text:span text:style-name="T5"/></text:p>
            <text:list text:style-name="L5">
              <text:list-item>
                <text:p text:style-name="P9"><text:span text:style-name="T5">Introduction</text:span></text:p>
              </text:list-item>
              <text:list-item>
                <text:p text:style-name="P9"><text:span text:style-name="T5">Problem Statement</text:span></text:p>
              </text:list-item>
              <text:list-item>
                <text:p text:style-name="P9"><text:span text:style-name="T5">Solution</text:span></text:p>
              </text:list-item>
              <text:list-item>
                <text:p text:style-name="P9"><text:span text:style-name="T5">Results</text:span></text:p>
              </text:list-item>
              <text:list-item>
                <text:p text:style-name="P9"><text:span text:style-name="T5">Discussion and Analysis</text:span></text:p>
              </text:list-item>
            </text:list>
            <text:p text:style-name="P9"><text:span text:style-name="T5"/></text:p>
            <text:p text:style-name="P9"><text:span text:style-name="T5"/></text:p>
          </draw:text-box>
        </draw:frame>
        <draw:frame draw:name="Slide Number Placeholder 3" presentation:style-name="pr6" draw:text-style-name="P12" draw:layer="layout" svg:width="0.691cm" svg:height="0.594cm" svg:x="24.068cm" svg:y="18.296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anim:par smil:dur="indefinite" smil:restart="never" presentation:node-type="timing-root">
          <anim:par smil:begin="id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3">
          <draw:page-thumbnail draw:style-name="gr3" draw:layer="layout" svg:width="13.968cm" svg:height="10.476cm" svg:x="3.81cm" svg:y="2.123cm" draw:page-number="2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 xml:id="id3" draw:id="id3">
        <draw:frame presentation:style-name="pr8" draw:layer="layout" svg:width="19.556cm" svg:height="1.758cm" svg:x="5.203cm" svg:y="1.191cm" presentation:class="title">
          <draw:text-box>
            <text:p>Introduction</text:p>
          </draw:text-box>
        </draw:frame>
        <draw:frame draw:style-name="gr4" draw:layer="layout" svg:width="24.063cm" svg:height="14.154cm" svg:x="0.697cm" svg:y="3.77cm" presentation:class="object" presentation:placeholder="true"/>
        <anim:par presentation:node-type="timing-root">
          <anim:par smil:begin="id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3">
          <draw:page-thumbnail draw:style-name="gr3" draw:layer="layout" svg:width="12.699cm" svg:height="9.524cm" svg:x="3.175cm" svg:y="1.93cm" draw:page-number="3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 xml:id="id4" draw:id="id4">
        <draw:frame presentation:style-name="pr8" draw:layer="layout" svg:width="19.556cm" svg:height="1.758cm" svg:x="5.203cm" svg:y="1.191cm" presentation:class="title" presentation:user-transformed="true">
          <draw:text-box>
            <text:p>Problem Statement</text:p>
          </draw:text-box>
        </draw:frame>
        <draw:frame draw:style-name="gr4" draw:layer="layout" svg:width="24.063cm" svg:height="14.154cm" svg:x="0.697cm" svg:y="3.77cm" presentation:class="object" presentation:placeholder="true"/>
        <anim:par presentation:node-type="timing-root">
          <anim:par smil:begin="id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3">
          <draw:page-thumbnail draw:style-name="gr3" draw:layer="layout" svg:width="12.699cm" svg:height="9.524cm" svg:x="3.175cm" svg:y="1.93cm" draw:page-number="4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 xml:id="id5" draw:id="id5">
        <draw:frame presentation:style-name="pr8" draw:layer="layout" svg:width="19.556cm" svg:height="1.758cm" svg:x="5.203cm" svg:y="1.191cm" presentation:class="title">
          <draw:text-box>
            <text:p>Solution</text:p>
          </draw:text-box>
        </draw:frame>
        <draw:frame draw:style-name="gr4" draw:layer="layout" svg:width="24.063cm" svg:height="14.154cm" svg:x="0.697cm" svg:y="3.77cm" presentation:class="object" presentation:placeholder="true"/>
        <anim:par presentation:node-type="timing-root">
          <anim:par smil:begin="id5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3">
          <draw:page-thumbnail draw:style-name="gr3" draw:layer="layout" svg:width="12.699cm" svg:height="9.524cm" svg:x="3.175cm" svg:y="1.93cm" draw:page-number="5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 xml:id="id6" draw:id="id6">
        <draw:frame presentation:style-name="pr8" draw:layer="layout" svg:width="19.556cm" svg:height="1.758cm" svg:x="5.203cm" svg:y="1.191cm" presentation:class="title">
          <draw:text-box>
            <text:p>Results</text:p>
          </draw:text-box>
        </draw:frame>
        <draw:frame draw:style-name="gr4" draw:layer="layout" svg:width="24.063cm" svg:height="14.154cm" svg:x="0.697cm" svg:y="3.77cm" presentation:class="object" presentation:placeholder="true"/>
        <anim:par presentation:node-type="timing-root">
          <anim:par smil:begin="id6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3">
          <draw:page-thumbnail draw:style-name="gr3" draw:layer="layout" svg:width="12.699cm" svg:height="9.524cm" svg:x="3.175cm" svg:y="1.93cm" draw:page-number="6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 xml:id="id7" draw:id="id7">
        <draw:frame presentation:style-name="pr8" draw:layer="layout" svg:width="19.556cm" svg:height="1.758cm" svg:x="5.203cm" svg:y="1.191cm" presentation:class="title">
          <draw:text-box>
            <text:p>Discussion and Analysis</text:p>
          </draw:text-box>
        </draw:frame>
        <draw:frame draw:style-name="gr4" draw:layer="layout" svg:width="24.063cm" svg:height="14.154cm" svg:x="0.697cm" svg:y="3.77cm" presentation:class="object" presentation:placeholder="true"/>
        <anim:par presentation:node-type="timing-root">
          <anim:par smil:begin="id7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3">
          <draw:page-thumbnail draw:style-name="gr3" draw:layer="layout" svg:width="12.699cm" svg:height="9.524cm" svg:x="3.175cm" svg:y="1.93cm" draw:page-number="7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 xml:id="id8" draw:id="id8">
        <draw:frame presentation:style-name="pr4" draw:text-style-name="P8" draw:layer="layout" svg:width="19.556cm" svg:height="1.758cm" svg:x="5.203cm" svg:y="1.191cm" presentation:class="title" presentation:user-transformed="true">
          <draw:text-box>
            <text:p/>
          </draw:text-box>
        </draw:frame>
        <draw:frame presentation:style-name="pr10" draw:text-style-name="P10" draw:layer="layout" svg:width="24.063cm" svg:height="14.154cm" svg:x="0.697cm" svg:y="3.77cm" presentation:class="outline" presentation:user-transformed="true">
          <draw:text-box>
            <text:p text:style-name="P14"><text:span text:style-name="T7"/></text:p>
            <text:p text:style-name="P15"><text:span text:style-name="T7"/></text:p>
            <text:p text:style-name="P15"><text:span text:style-name="T7">THANK YOU</text:span></text:p>
          </draw:text-box>
        </draw:frame>
        <draw:frame presentation:style-name="pr6" draw:text-style-name="P12" draw:layer="layout" svg:width="0.691cm" svg:height="0.594cm" svg:x="24.068cm" svg:y="18.296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anim:par smil:dur="indefinite" smil:restart="never" presentation:node-type="timing-root">
          <anim:par smil:begin="id8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3">
          <draw:page-thumbnail draw:style-name="gr3" draw:layer="layout" svg:width="12.699cm" svg:height="9.524cm" svg:x="3.175cm" svg:y="1.93cm" draw:page-number="8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lt1" svg:font-family="+mn-lt"/>
    <style:font-face style:name="Arial1" svg:font-family="Arial"/>
    <style:font-face style:name="+mn-cs" svg:font-family="+mn-cs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language-asian="en" style:country-asian="US" style:font-style-asian="normal" style:font-weight-asian="normal" style:font-name-complex="Arial1" style:font-family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language-asian="en" style:country-asian="US" style:font-style-asian="normal" style:font-weight-asian="normal" style:font-name-complex="Arial1" style:font-family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stroke-linejoin="miter" draw:fill="solid" draw:fill-color="#0098db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ce112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stroke-linejoin="miter" draw:fill="solid" draw:fill-color="#ce112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.026cm" draw:stroke-linejoin="miter" draw:fill="solid" draw:fill-color="#ce1126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71cm" draw:stroke-linejoin="miter" draw:fill="solid" draw:fill-color="#40b2e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8db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ce1126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ce1126"/>
      <style:paragraph-properties fo:text-align="start"/>
      <style:text-properties fo:font-size="18pt"/>
    </style:style>
    <style:style style:name="MP9" style:family="paragraph">
      <loext:graphic-properties draw:fill="solid" draw:fill-color="#40b2e4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90%" fo:text-align="start" style:writing-mode="lr-tb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top="0.176cm" fo:margin-bottom="0.176cm" fo:line-height="100%" fo:text-align="start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top="0cm" fo:margin-bottom="0cm" style:line-height-at-least="0.882cm" fo:text-align="end"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text-align="start"/>
      <style:text-properties fo:font-size="20pt"/>
    </style:style>
    <style:style style:name="MP18" style:family="paragraph">
      <style:paragraph-properties fo:margin-left="0cm" fo:margin-right="0cm" fo:margin-top="0.176cm" fo:margin-bottom="0.176cm" fo:line-height="100%" fo:text-align="start" fo:text-indent="0cm" style:writing-mode="lr-tb"/>
      <style:text-properties fo:font-size="20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ce1126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98d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›">
        <style:list-level-properties text:space-before="0.001cm" text:min-label-width="0.484cm"/>
        <style:text-properties fo:font-family="Arial" style:font-family-generic="swiss" fo:color="#ce11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›">
        <style:list-level-properties text:space-before="0.001cm" text:min-label-width="0.484cm"/>
        <style:text-properties fo:font-family="Arial" style:font-family-generic="swiss" fo:color="#ce1126" fo:font-size="100%"/>
      </text:list-level-style-bullet>
      <text:list-level-style-bullet text:level="2" text:bullet-char="-">
        <style:list-level-properties text:space-before="0.494cm" text:min-label-width="0.511cm"/>
        <style:text-properties fo:font-family="Arial" style:font-family-generic="swiss" fo:color="#ce112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›">
        <style:list-level-properties text:space-before="0.001cm" text:min-label-width="0.484cm"/>
        <style:text-properties fo:font-family="Arial" style:font-family-generic="swiss" fo:color="#ce1126" fo:font-size="100%"/>
      </text:list-level-style-bullet>
      <text:list-level-style-bullet text:level="2" text:bullet-char="-">
        <style:list-level-properties text:space-before="0.494cm" text:min-label-width="0.511cm"/>
        <style:text-properties fo:font-family="Arial" style:font-family-generic="swiss" fo:color="#ce1126" fo:font-size="100%"/>
      </text:list-level-style-bullet>
      <text:list-level-style-bullet text:level="3" text:bullet-char="-">
        <style:list-level-properties text:space-before="1.006cm" text:min-label-width="0.493cm"/>
        <style:text-properties fo:font-family="Arial" style:font-family-generic="swiss" fo:color="#ce112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›">
        <style:list-level-properties text:space-before="0.001cm" text:min-label-width="0.484cm"/>
        <style:text-properties fo:font-family="Arial" style:font-family-generic="swiss" fo:color="#ce1126" fo:font-size="100%"/>
      </text:list-level-style-bullet>
      <text:list-level-style-bullet text:level="2" text:bullet-char="-">
        <style:list-level-properties text:space-before="0.494cm" text:min-label-width="0.511cm"/>
        <style:text-properties fo:font-family="Arial" style:font-family-generic="swiss" fo:color="#ce1126" fo:font-size="100%"/>
      </text:list-level-style-bullet>
      <text:list-level-style-bullet text:level="3" text:bullet-char="-">
        <style:list-level-properties text:space-before="1.006cm" text:min-label-width="0.493cm"/>
        <style:text-properties fo:font-family="Arial" style:font-family-generic="swiss" fo:color="#ce1126" fo:font-size="100%"/>
      </text:list-level-style-bullet>
      <text:list-level-style-bullet text:level="4" text:bullet-char="-">
        <style:list-level-properties text:space-before="1.5cm" text:min-label-width="0.493cm"/>
        <style:text-properties fo:font-family="Arial" style:font-family-generic="swiss" fo:color="#ce112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›">
        <style:list-level-properties text:space-before="0.001cm" text:min-label-width="0.484cm"/>
        <style:text-properties fo:font-family="Arial" style:font-family-generic="swiss" fo:color="#ce1126" fo:font-size="100%"/>
      </text:list-level-style-bullet>
      <text:list-level-style-bullet text:level="2" text:bullet-char="-">
        <style:list-level-properties text:space-before="0.494cm" text:min-label-width="0.511cm"/>
        <style:text-properties fo:font-family="Arial" style:font-family-generic="swiss" fo:color="#ce1126" fo:font-size="100%"/>
      </text:list-level-style-bullet>
      <text:list-level-style-bullet text:level="3" text:bullet-char="-">
        <style:list-level-properties text:space-before="1.006cm" text:min-label-width="0.493cm"/>
        <style:text-properties fo:font-family="Arial" style:font-family-generic="swiss" fo:color="#ce1126" fo:font-size="100%"/>
      </text:list-level-style-bullet>
      <text:list-level-style-bullet text:level="4" text:bullet-char="-">
        <style:list-level-properties text:space-before="1.5cm" text:min-label-width="0.493cm"/>
        <style:text-properties fo:font-family="Arial" style:font-family-generic="swiss" fo:color="#ce1126" fo:font-size="100%"/>
      </text:list-level-style-bullet>
      <text:list-level-style-bullet text:level="5" text:bullet-char="-">
        <style:list-level-properties text:space-before="1.994cm" text:min-label-width="0.493cm"/>
        <style:text-properties fo:font-family="Arial" style:font-family-generic="swiss" fo:color="#ce1126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ce11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16" draw:style-name="Mgr3" draw:text-style-name="MP5" draw:layer="backgroundobjects" drawooo:display="printer" svg:width="22.224cm" svg:height="2.649cm" svg:x="2.58cm" svg:y="0.723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23" draw:style-name="Mgr4" draw:text-style-name="MP6" draw:layer="backgroundobjects" drawooo:display="printer" svg:x1="0.696cm" svg:y1="18.265cm" svg:x2="24.804cm" svg:y2="18.266cm">
        <text:p/>
      </draw:line>
      <draw:g draw:name="Group 10" drawooo:display="printer">
        <draw:custom-shape draw:name="Rectangle 11" draw:style-name="Mgr5" draw:text-style-name="MP7" draw:layer="layout" svg:width="4.475cm" svg:height="2.191cm" svg:x="0.695cm" svg:y="0.723cm">
          <text:p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6" draw:text-style-name="MP8" draw:layer="layout" svg:width="3.521cm" svg:height="1.219cm" svg:x="1.174cm" svg:y="1.209cm">
          <draw:image xlink:href="Pictures/10000201000001310000006A1039D942D41EE3D3.png" xlink:type="simple" xlink:show="embed" xlink:actuate="onLoad">
            <text:p/>
          </draw:image>
        </draw:frame>
      </draw:g>
      <draw:custom-shape draw:name="Rectangle 16" draw:style-name="Mgr7" draw:text-style-name="MP9" draw:layer="backgroundobjects" svg:width="22.224cm" svg:height="2.649cm" svg:x="2.58cm" svg:y="0.723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10" draw:layer="backgroundobjects" svg:width="25.399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7" draw:text-style-name="MP9" draw:layer="backgroundobjects" svg:width="22.422cm" svg:height="16.072cm" svg:x="2.97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Placeholder 1" presentation:style-name="Mpr1" draw:text-style-name="MP12" draw:layer="backgroundobjects" svg:width="21.06cm" svg:height="3.002cm" svg:x="3.7cm" svg:y="0.723cm" presentation:class="title" presentation:user-transformed="true">
        <draw:text-box>
          <text:p text:style-name="MP11"><text:span text:style-name="MT1">Click to edit Master title style</text:span></text:p>
        </draw:text-box>
      </draw:frame>
      <draw:custom-shape draw:name="Rectangle 13" draw:style-name="Mgr3" draw:text-style-name="MP5" draw:layer="backgroundobjects" svg:width="6.398cm" svg:height="6.398cm" svg:x="2.977cm" svg:y="11.66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0">
        <draw:custom-shape draw:name="Rectangle 15" draw:style-name="Mgr5" draw:text-style-name="MP7" draw:layer="layout" svg:width="4.479cm" svg:height="2.191cm" svg:x="0.726cm" svg:y="15.875cm">
          <text:p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Mgr6" draw:text-style-name="MP8" draw:layer="layout" svg:width="3.524cm" svg:height="1.219cm" svg:x="1.205cm" svg:y="16.361cm">
          <draw:image xlink:href="Pictures/10000201000001310000006A1039D942D41EE3D3.png" xlink:type="simple" xlink:show="embed" xlink:actuate="onLoad">
            <text:p/>
          </draw:image>
        </draw:frame>
      </draw:g>
      <draw:custom-shape draw:name="Rectangle 18" draw:style-name="Mgr9" draw:text-style-name="MP14" draw:layer="backgroundobjects" svg:width="6.296cm" svg:height="2.279cm" svg:x="3.029cm" svg:y="11.721cm">
        <text:p text:style-name="MP13"><text:span text:style-name="MT2">FACULTY OF</text:span><text:span text:style-name="MT2"><text:line-break/></text:span><text:span text:style-name="MT2">ENGINEERING &amp;</text:span><text:span text:style-name="MT2"><text:line-break/></text:span><text:span text:style-name="MT2">INFORMATION TECHNOLOGIE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6" draw:style-name="Mgr3" draw:text-style-name="MP5" draw:layer="backgroundobjects" svg:width="22.224cm" svg:height="2.649cm" svg:x="2.58cm" svg:y="0.723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23" draw:style-name="Mgr4" draw:text-style-name="MP6" draw:layer="backgroundobjects" svg:x1="0.696cm" svg:y1="18.265cm" svg:x2="24.804cm" svg:y2="18.266cm">
        <text:p/>
      </draw:line>
      <draw:g draw:name="Group 10">
        <draw:custom-shape draw:name="Rectangle 11" draw:style-name="Mgr5" draw:text-style-name="MP7" draw:layer="layout" svg:width="4.475cm" svg:height="2.191cm" svg:x="0.695cm" svg:y="0.723cm">
          <text:p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6" draw:text-style-name="MP8" draw:layer="layout" svg:width="3.521cm" svg:height="1.219cm" svg:x="1.174cm" svg:y="1.209cm">
          <draw:image xlink:href="Pictures/10000201000001310000006A1039D942D41EE3D3.png" xlink:type="simple" xlink:show="embed" xlink:actuate="onLoad">
            <text:p/>
          </draw:image>
        </draw:frame>
      </draw:g>
      <draw:frame draw:name="Title 1" presentation:style-name="Mpr4" draw:text-style-name="MP16" draw:layer="backgroundobjects" svg:width="19.556cm" svg:height="1.758cm" svg:x="5.203cm" svg:y="1.191cm" presentation:class="title" presentation:user-transformed="true">
        <draw:text-box>
          <text:p text:style-name="MP15"><text:span text:style-name="MT3">Click to edit Master title style</text:span></text:p>
        </draw:text-box>
      </draw:frame>
      <draw:frame draw:name="Content Placeholder 2" presentation:style-name="Mpr5" draw:text-style-name="MP19" draw:layer="backgroundobjects" svg:width="24.063cm" svg:height="14.154cm" svg:x="0.697cm" svg:y="3.77cm" presentation:class="outline" presentation:user-transformed="true">
        <draw:text-box>
          <text:list text:style-name="ML5">
            <text:list-item>
              <text:p text:style-name="MP17"><text:span text:style-name="MT4">Click to edit the outline text format</text:span></text:p>
              <text:list>
                <text:list-item>
                  <text:p text:style-name="MP17"><text:span text:style-name="MT4">Second Outline Level</text:span></text:p>
                  <text:list>
                    <text:list-item>
                      <text:p text:style-name="MP17"><text:span text:style-name="MT4">Third Outline Level</text:span></text:p>
                      <text:list>
                        <text:list-item>
                          <text:p text:style-name="MP17"><text:span text:style-name="MT4">Fourth Outline Level</text:span></text:p>
                          <text:list>
                            <text:list-item>
                              <text:p text:style-name="MP17"><text:span text:style-name="MT4">Fifth Outline Level</text:span></text:p>
                              <text:list>
                                <text:list-item>
                                  <text:p text:style-name="MP1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8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8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21" draw:layer="backgroundobjects" svg:width="0.691cm" svg:height="0.594cm" svg:x="24.068cm" svg:y="18.296cm" presentation:class="page-number" presentation:user-transformed="true">
        <draw:text-box>
          <text:p text:style-name="MP20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NIS Template</dc:title>
    <dc:subject>Engineering</dc:subject>
    <meta:initial-creator>PresentationStudio.com</meta:initial-creator>
    <meta:editing-cycles>169</meta:editing-cycles>
    <meta:creation-date>2010-09-21T23:48:57</meta:creation-date>
    <dc:date>2016-04-28T11:30:19.513630994</dc:date>
    <meta:editing-duration>P1DT1H41M3S</meta:editing-duration>
    <meta:generator>LibreOffice/5.1.2.2.0$Linux_X86_64 LibreOffice_project/10m0$Build-2</meta:generator>
    <meta:document-statistic meta:object-count="8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